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18in" table:align="left"/>
    </style:style>
    <style:style style:name="Table1.A" style:family="table-column">
      <style:table-column-properties style:column-width="3.3576in"/>
    </style:style>
    <style:style style:name="Table1.B" style:family="table-column">
      <style:table-column-properties style:column-width="2.4542in"/>
    </style:style>
    <style:style style:name="Table1.A1" style:family="table-cell">
      <style:table-cell-properties style:vertical-align="middle" fo:padding="0.0194in" fo:border="0.05pt solid #262626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528in"/>
    </style:style>
    <style:style style:name="Table2.B" style:family="table-column">
      <style:table-column-properties style:column-width="4.5403in"/>
    </style:style>
    <style:style style:name="Table2.A1" style:family="table-cell">
      <style:table-cell-properties style:vertical-align="middle" fo:padding="0.0194in" fo:border="0.05pt solid #262626"/>
    </style:style>
    <style:style style:name="P1" style:family="paragraph" style:parent-style-name="Heading_20_3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Heading_20_4">
      <style:paragraph-properties fo:margin-left="0in" fo:margin-right="0in" fo:text-indent="0in" style:auto-text-indent="false" fo:padding="0.0193in" fo:border="0.06pt solid #262626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" style:family="paragraph" style:parent-style-name="Table_20_Heading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3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👋 Введение (Introduction)</text:h>
      <text:p text:style-name="P7"><text:span text:style-name="Strong_20_Emphasis"><text:span text:style-name="T1">Перевод:</text:span></text:span><text:line-break/>«Добро пожаловать в проект «Проверка кода в Menu Territory»! Следующий документ устанавливает общие ожидания от работы над проектом. Эти правила применимы ко всем типам задач.</text:p>
      <text:p text:style-name="P7">У этого проекта следующие цели:<text:line-break/>→ Создать сложный промпт (запрос) на основе предоставленных артефактов задачи и разработать критерии оценки (рубрики), которые станут вызовом для передовых ИИ-моделей.<text:line-break/>→ Предоставить «Золотой» (эталонный) ответ на основе «diff» (изменений в коде).<text:line-break/>→ Оценить способность модели выявлять все проблемы в PR (Pull Request) и давать полезную обратную связь (например, предлагать исправления, генерировать финальный патч) посредством создания Рубрик (критериев оценки).<text:line-break/>→ Убедиться, что созданные промпт и рубрики поставили в тупик как минимум одну модель.»</text:p>
      <text:p text:style-name="P7"><text:span text:style-name="Strong_20_Emphasis"><text:span text:style-name="T1">Объяснение:</text:span></text:span><text:line-break/>Это краткое изложение вашей миссии. Как мы уже обсуждали, ваша задача — не просто написать промпт, а создать полный <text:span text:style-name="Strong_20_Emphasis"><text:span text:style-name="T1">тестовый набор</text:span></text:span>: сложный промпт, эталонный ответ на него и критерии для оценки. Ключевая цель — найти слабые места у мощных ИИ-моделей.</text:p>
      <text:p text:style-name="Horizontal_20_Line"/>
      <text:h text:style-name="P1" text:outline-level="3">📄 Руководство (Guidelines)</text:h>
      <text:h text:style-name="P2" text:outline-level="4">Важный совет (Important Tip)</text:h>
      <text:p text:style-name="P7"><text:span text:style-name="Strong_20_Emphasis"><text:span text:style-name="T1">Перевод:</text:span></text:span><text:line-break/>«Используйте любой удобный вам способ (рабочий процесс) для просмотра Pull Request'ов и изучения изменений в коде (хешей коммитов/diff'ов). Главное, чтобы результат вашей работы можно было воспроизвести, используя только общедоступные данные из репозитория.»</text:p>
      <text:p text:style-name="P7"><text:span text:style-name="Strong_20_Emphasis"><text:span text:style-name="T1">Объяснение:</text:span></text:span><text:line-break/>Вам дают свободу в выборе инструментов (веб-сайт GitHub, программы, командная строка), но требуют, чтобы ваш финальный анализ (эталонный ответ) был основан исключительно на данных из репозитория. Никаких догадок или информации с вашего личного компьютера.</text:p>
      <text:p text:style-name="Horizontal_20_Line"/>
      <text:h text:style-name="P1" text:outline-level="3">Шаг 1: Изучите спецификации и ограничения задачи (Step 1: Read Task Specs &amp; Constraints)</text:h>
      <text:p text:style-name="P7"><text:span text:style-name="Strong_20_Emphasis"><text:span text:style-name="T1">1) Репозиторий и другие артефакты задачи, предоставленные в задании</text:span></text:span></text:p>
      <text:p text:style-name="P7"><text:span text:style-name="Strong_20_Emphasis"><text:span text:style-name="T1">Перевод:</text:span></text:span><text:line-break/>«Изучите все артефакты задачи (репозиторий, заголовок задачи, diff, ссылка на PR и т.д.), предоставленные в задачах:<text:line-break/><text:soft-page-break/>✔ Вся необходимая информация будет вам предоставлена.<text:line-break/>✔ От вас НЕ требуется производить какой-либо сбор данных, исследование репозитория, поиск коммитов или поиск во внешних источниках.»</text:p>
      <text:p text:style-name="P7"><text:span text:style-name="Strong_20_Emphasis"><text:span text:style-name="T1">Объяснение:</text:span></text:span><text:line-break/>Это правило <text:span text:style-name="Strong_20_Emphasis"><text:span text:style-name="T1">строго ограничивает вашу рабочую область</text:span></text:span>. Вы работаете только с тем, что вам дали. Не нужно "гулять" по всему проекту или искать дополнительную информацию в интернете. Все, что нужно для анализа, уже есть в задании.</text:p>
      <text:p text:style-name="P7"><text:span text:style-name="Strong_20_Emphasis"><text:span text:style-name="T1">2) Сохраните diff в промпте</text:span></text:span></text:p>
      <text:p text:style-name="P7"><text:span text:style-name="Strong_20_Emphasis"><text:span text:style-name="T1">Перевод:</text:span></text:span><text:line-break/>«Сохраните diff в точности так, как он предоставлен.<text:line-break/>→ Скопируйте и вставьте предоставленный diff из раздела артефактов задачи в промпт в качестве справочного текста.»</text:p>
      <text:p text:style-name="P7"><text:span text:style-name="Strong_20_Emphasis"><text:span text:style-name="T1">Объяснение:</text:span></text:span><text:line-break/>Это конкретное техническое требование. Когда вы будете создавать промпт для модели, вы должны будете вставить в него полный текст <text:span text:style-name="T1">diff</text:span> (изменений кода) без каких-либо изменений. Это нужно для того, чтобы модель видела тот же самый код, что и вы.</text:p>
      <text:p text:style-name="Horizontal_20_Line"/>
      <text:h text:style-name="P1" text:outline-level="3">ШАГ 2: Составьте черновик промпта (STEP 2: Draft the Prompt)</text:h>
      <text:p text:style-name="P7"><text:span text:style-name="Strong_20_Emphasis"><text:span text:style-name="T1">Перевод:</text:span></text:span><text:line-break/>«Промпт должен назначать модели роль (персону) старшего инженера-программиста (или эквивалентную), которому поручено провести ревью кода. Запрос на проведение ревью Pull Request'а должен быть сформулирован четко.</text:p>
      <text:p text:style-name="P7">Справочный текст (Diff) в промпте должен содержать ошибки, чтобы было что указать в ревью кода. В предоставленном diff должна быть как минимум одна серьезная блокирующая проблема. Если в данном diff нет серьезных проблем, пожалуйста, отметьте задачу флагом и пропустите ее. Вот список допустимых проблем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Серьезные блокирующие проблемы</text:p>
            </table:table-cell>
            <table:table-cell table:style-name="Table1.A1" office:value-type="string">
              <text:p text:style-name="P6">Несерьезные проблемы</text:p>
            </table:table-cell>
          </table:table-row>
        </table:table-header-rows>
        <table:table-row>
          <table:table-cell table:style-name="Table1.A1" office:value-type="string">
            <text:p text:style-name="P3">→ новые баги / ошибки корректности</text:p>
          </table:table-cell>
          <table:table-cell table:style-name="Table1.A1" office:value-type="string">
            <text:p text:style-name="P3">→ плохое форматирование</text:p>
          </table:table-cell>
        </table:table-row>
        <table:table-row>
          <table:table-cell table:style-name="Table1.A1" office:value-type="string">
            <text:p text:style-name="P3">→ угроза безопасности</text:p>
          </table:table-cell>
          <table:table-cell table:style-name="Table1.A1" office:value-type="string">
            <text:p text:style-name="P3">→ обновление зависимостей</text:p>
          </table:table-cell>
        </table:table-row>
        <table:table-row>
          <table:table-cell table:style-name="Table1.A1" office:value-type="string">
            <text:p text:style-name="P3">→ сбои функциональности</text:p>
          </table:table-cell>
          <table:table-cell table:style-name="Table1.A1" office:value-type="string">
            <text:p text:style-name="P3">→ некачественная документация</text:p>
          </table:table-cell>
        </table:table-row>
        <table:table-row>
          <table:table-cell table:style-name="Table1.A1" office:value-type="string">
            <text:p text:style-name="P3">→ отсутствие ключевых тестов</text:p>
          </table:table-cell>
          <table:table-cell table:style-name="Table1.A1" office:value-type="string">
            <text:p text:style-name="P3">→ и т.д.</text:p>
          </table:table-cell>
        </table:table-row>
        <table:table-row>
          <table:table-cell table:style-name="Table1.A1" office:value-type="string">
            <text:p text:style-name="P3">→ необработанные ключевые крайние случаи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→ регрессия производительности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→ неправильное использование API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→ и т.д.</text:p>
          </table:table-cell>
          <table:table-cell table:style-name="Table1.A1" office:value-type="string">
            <text:p text:style-name="P4"/>
          </table:table-cell>
        </table:table-row>
      </table:table>
      <text:p text:style-name="P7">Чтобы составить ваш промпт, обязательно придерживайтесь следующей структуры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Часть промпта</text:p>
            </table:table-cell>
            <table:table-cell table:style-name="Table2.A1" office:value-type="string">
              <text:p text:style-name="P6">Требования (и пример)</text:p>
            </table:table-cell>
          </table:table-row>
        </table:table-header-rows>
        <table:table-row>
          <table:table-cell table:style-name="Table2.A1" office:value-type="string">
            <text:p text:style-name="P3"><text:span text:style-name="Strong_20_Emphasis"><text:span text:style-name="T1">Роль + цель</text:span></text:span> (2–3 <text:soft-page-break/>предложения)</text:p>
          </table:table-cell>
          <table:table-cell table:style-name="Table2.A1" office:value-type="string">
            <text:p text:style-name="P3">"Ты — старший инженер-программист, проверяющий diff из <text:soft-page-break/>PR, чтобы убедиться, что он решает поставленную задачу, готов к продакшену и не вносит новых багов."</text:p>
          </table:table-cell>
        </table:table-row>
        <table:table-row>
          <table:table-cell table:style-name="Table2.A1" office:value-type="string">
            <text:p text:style-name="P3"><text:span text:style-name="Strong_20_Emphasis"><text:span text:style-name="T1">Постановка задачи</text:span></text:span> (3–8 строк)</text:p>
          </table:table-cell>
          <table:table-cell table:style-name="Table2.A1" office:value-type="string">
            <text:p text:style-name="P3">Объясните, что было сломано / что ожидается. Будьте конкретны.</text:p>
          </table:table-cell>
        </table:table-row>
        <table:table-row>
          <table:table-cell table:style-name="Table2.A1" office:value-type="string">
            <text:p text:style-name="P3"><text:span text:style-name="Strong_20_Emphasis"><text:span text:style-name="T1">Сохраненный diff</text:span></text:span></text:p>
          </table:table-cell>
          <table:table-cell table:style-name="Table2.A1" office:value-type="string">
            <text:p text:style-name="P3">Diff, сохраненный как справочный текст в промпте, должен содержать весь diff из артефактов задачи, включая изменения во всех файлах.</text:p>
          </table:table-cell>
        </table:table-row>
        <table:table-row>
          <table:table-cell table:style-name="Table2.A1" office:value-type="string">
            <text:p text:style-name="P3"><text:span text:style-name="Strong_20_Emphasis"><text:span text:style-name="T1">Тип промпта / Требования к выводу</text:span></text:span> (выберите ОДИН)</text:p>
          </table:table-cell>
          <table:table-cell table:style-name="Table2.A1" office:value-type="string">
            <text:p text:style-name="P3"><text:span text:style-name="Strong_20_Emphasis"><text:span text:style-name="T1">Только ревью:</text:span></text:span> "Верни подробное ревью PR с проблемами, рисками и требуемыми изменениями перед слиянием."<text:line-break/><text:span text:style-name="Strong_20_Emphasis"><text:span text:style-name="T1">Ревью + исправление (в стиле Airflow):</text:span></text:span> "Если проблемы существуют, предложи план исправления, а затем загрузи исправленный патч в своем эталонном ответе."</text:p>
          </table:table-cell>
        </table:table-row>
        <table:table-row>
          <table:table-cell table:style-name="Table2.A1" office:value-type="string">
            <text:p text:style-name="P3">»</text:p>
          </table:table-cell>
          <table:table-cell table:style-name="Table2.A1" office:value-type="string">
            <text:p text:style-name="P4"/>
          </table:table-cell>
        </table:table-row>
      </table:table>
      <text:p text:style-name="P7"><text:span text:style-name="Strong_20_Emphasis"><text:span text:style-name="T1">Объяснение:</text:span></text:span><text:line-break/>Это <text:span text:style-name="Strong_20_Emphasis"><text:span text:style-name="T1">рецепт создания вашего промпта</text:span></text:span>.</text:p>
      <text:list text:style-name="L1">
        <text:list-item>
          <text:p text:style-name="P8"><text:span text:style-name="Strong_20_Emphasis"><text:span text:style-name="T1">Роль:</text:span></text:span> Вы всегда просите модель вести себя как опытный разработчик. Это задает тон и уровень ожиданий.</text:p>
        </text:list-item>
        <text:list-item>
          <text:p text:style-name="P8"><text:span text:style-name="Strong_20_Emphasis"><text:span text:style-name="T1">Обязательные ошибки:</text:span></text:span> Код, который вы анализируете, <text:span text:style-name="Strong_20_Emphasis"><text:span text:style-name="T1">не должен быть идеальным</text:span></text:span>. Ваша задача — убедиться, что в нем есть хотя бы одна серьезная ошибка (баг, уязвимость), иначе модель нечего будет тестировать. Если код чистый, задачу нужно пропустить.</text:p>
        </text:list-item>
        <text:list-item>
          <text:p text:style-name="P8"><text:span text:style-name="Strong_20_Emphasis"><text:span text:style-name="T1">Структура:</text:span></text:span> Промпт должен быть построен по четкому шаблону:</text:p>
          <text:list>
            <text:list-item>
              <text:p text:style-name="P8">Сначала говорите модели, <text:span text:style-name="Strong_20_Emphasis"><text:span text:style-name="T1">кем ей быть и что делать</text:span></text:span>.</text:p>
            </text:list-item>
            <text:list-item>
              <text:p text:style-name="P8">Затем даете <text:span text:style-name="Strong_20_Emphasis"><text:span text:style-name="T1">контекст</text:span></text:span> (что чиним, какая была задача).</text:p>
            </text:list-item>
            <text:list-item>
              <text:p text:style-name="P8">Потом вставляете <text:span text:style-name="Strong_20_Emphasis"><text:span text:style-name="T1">сам код</text:span></text:span> (<text:span text:style-name="T1">diff</text:span>).</text:p>
            </text:list-item>
            <text:list-item>
              <text:p text:style-name="P9">И в конце даете <text:span text:style-name="Strong_20_Emphasis"><text:span text:style-name="T1">четкую инструкцию</text:span></text:span>, что вы хотите получить в результате: просто текстовый разбор ошибок (<text:span text:style-name="T1">Review-only</text:span>) или разбор ошибок И готовый код для исправления (<text:span text:style-name="T1">Review + fix</text:span>). Выбор одного из этих двух вариантов — ключевое решение.</text:p>
            </text:list-item>
          </text:list>
        </text:list-item>
      </text:list>
      <text:p text:style-name="Horizontal_20_Line"/>
      <text:h text:style-name="P1" text:outline-level="3">ШАГ 3: Создайте «Золотой» (эталонный) ответ на основе PR (STEP 3: Generate Golden Response based on PR)</text:h>
      <text:p text:style-name="P7"><text:span text:style-name="Strong_20_Emphasis"><text:span text:style-name="T1">Перевод:</text:span></text:span><text:line-break/>«Напишите «Золотое ревью» как идеальный комментарий к PR от старшего инженера. Он должен быть структурированным, конкретным и действенным, а также соответствовать требуемому типу вывода (только ревью или ревью+исправление).</text:p>
      <text:p text:style-name="P7">«Золотое ревью» должно представлять собой идеальный ответ — он не должен провалить ни один из критериев Рубрики, должен быть свободен от любых объективных неточностей, а его изменения в коде не должны вносить новые ошибки.</text:p>
      <text:p text:style-name="P7"><text:soft-page-break/><text:span text:style-name="Strong_20_Emphasis"><text:span text:style-name="T1">Обязательная структура:</text:span></text:span></text:p>
      <text:list text:style-name="L2">
        <text:list-item>
          <text:p text:style-name="P10"><text:span text:style-name="Strong_20_Emphasis"><text:span text:style-name="T1">Резюме</text:span></text:span> (2-4 предложения)</text:p>
          <text:list>
            <text:list-item>
              <text:p text:style-name="P10">Решает ли патч поставленную задачу?</text:p>
            </text:list-item>
            <text:list-item>
              <text:p text:style-name="P10">Каковы 1-2 самые важные проблемы?</text:p>
            </text:list-item>
          </text:list>
        </text:list-item>
        <text:list-item>
          <text:p text:style-name="P10"><text:span text:style-name="Strong_20_Emphasis"><text:span text:style-name="T1">Блокеры</text:span></text:span> (нужно исправить до слияния)</text:p>
          <text:list>
            <text:list-item>
              <text:p text:style-name="P10">В виде маркированного списка.</text:p>
            </text:list-item>
            <text:list-item>
              <text:p text:style-name="P10">Для каждого блокера укажите:</text:p>
              <text:list>
                <text:list-item>
                  <text:p text:style-name="P10">Что не так.</text:p>
                </text:list-item>
                <text:list-item>
                  <text:p text:style-name="P10">Почему это важно (баг, риск регрессии, корректность, UX и т.д.).</text:p>
                </text:list-item>
                <text:list-item>
                  <text:p text:style-name="P10">Точное исправление (концептуальное решение, что изменить).</text:p>
                </text:list-item>
                <text:list-item>
                  <text:p text:style-name="P10">Где (путь к файлу + диапазон строк, если доступно в diff).</text:p>
                </text:list-item>
              </text:list>
            </text:list-item>
            <text:list-item>
              <text:p text:style-name="P10">Каждая задача должна включать как минимум один блокер.</text:p>
            </text:list-item>
          </text:list>
        </text:list-item>
        <text:list-item>
          <text:p text:style-name="P10"><text:span text:style-name="Strong_20_Emphasis"><text:span text:style-name="T1">Неблокирующие предложения</text:span></text:span></text:p>
          <text:list>
            <text:list-item>
              <text:p text:style-name="P10">Необязательные улучшения (читаемость, небольшая чистка кода).</text:p>
            </text:list-item>
            <text:list-item>
              <text:p text:style-name="P10">Будьте кратки и избегайте выхода за рамки задачи.</text:p>
            </text:list-item>
          </text:list>
        </text:list-item>
        <text:list-item>
          <text:p text:style-name="P10"><text:span text:style-name="Strong_20_Emphasis"><text:span text:style-name="T1">Тесты / Валидация</text:span></text:span></text:p>
          <text:list>
            <text:list-item>
              <text:p text:style-name="P10">Перечислите конкретные крайние случаи, которые необходимо протестировать.</text:p>
            </text:list-item>
            <text:list-item>
              <text:p text:style-name="P10">Скажите, что должно падать до исправления и проходить после.</text:p>
            </text:list-item>
            <text:list-item>
              <text:p text:style-name="P10">Если изменение влияет на поведение, требуйте регрессионный тест.</text:p>
            </text:list-item>
          </text:list>
        </text:list-item>
        <text:list-item>
          <text:p text:style-name="P10"><text:span text:style-name="Strong_20_Emphasis"><text:span text:style-name="T1">План исправления</text:span></text:span> (ТОЛЬКО если задача требует план)</text:p>
          <text:list>
            <text:list-item>
              <text:p text:style-name="P10">Загрузите корректный файл патча вместе с «золотым ответом».</text:p>
            </text:list-item>
            <text:list-item>
              <text:p text:style-name="P10">«Золотой diff» не должен содержать блокеров и должен вносить минимальные изменения (никаких не связанных с задачей рефакторингов).</text:p>
            </text:list-item>
          </text:list>
        </text:list-item>
        <text:list-item>
          <text:p text:style-name="P10"><text:span text:style-name="Strong_20_Emphasis"><text:span text:style-name="T1">Исправленный патч</text:span></text:span> (ТОЛЬКО если задача требует предоставить патч)</text:p>
          <text:list>
            <text:list-item>
              <text:p text:style-name="P10">Загрузите корректный файл патча вместе с «золотым ответом».</text:p>
            </text:list-item>
            <text:list-item>
              <text:p text:style-name="P11">«Золотой diff» не должен содержать блокеров и должен вносить минимальные изменения (никаких не связанных с задачей рефакторингов).<text:line-break/>»</text:p>
            </text:list-item>
          </text:list>
        </text:list-item>
      </text:list>
      <text:p text:style-name="P7"><text:span text:style-name="Strong_20_Emphasis"><text:span text:style-name="T1">Объяснение:</text:span></text:span><text:line-break/>Это <text:span text:style-name="Strong_20_Emphasis"><text:span text:style-name="T1">рецепт для написания вашего эталонного ответа</text:span></text:span>. Он должен быть образцовым.</text:p>
      <text:list text:style-name="L3">
        <text:list-item>
          <text:p text:style-name="P12"><text:span text:style-name="Strong_20_Emphasis"><text:span text:style-name="T1">Структура — ключ:</text:span></text:span> Ваш ответ должен быть не просто текстом, а четко структурированным документом.</text:p>
        </text:list-item>
        <text:list-item>
          <text:p text:style-name="P12"><text:span text:style-name="Strong_20_Emphasis"><text:span text:style-name="T1">Резюме:</text:span></text:span> Краткая выжимка для менеджера.</text:p>
        </text:list-item>
        <text:list-item>
          <text:p text:style-name="P12"><text:span text:style-name="Strong_20_Emphasis"><text:span text:style-name="T1">Блокеры:</text:span></text:span> Самая важная часть. Это список критических ошибок, которые нужно исправить. Для каждой ошибки вы должны дать полное описание: что, почему, как и где исправить.</text:p>
        </text:list-item>
        <text:list-item>
          <text:p text:style-name="P12"><text:span text:style-name="Strong_20_Emphasis"><text:span text:style-name="T1">Предложения:</text:span></text:span> Мелочи, которые можно улучшить, но которые не ломают код.</text:p>
        </text:list-item>
        <text:list-item>
          <text:p text:style-name="P12"><text:span text:style-name="Strong_20_Emphasis"><text:span text:style-name="T1">Тесты:</text:span></text:span> Как убедиться, что исправление работает и ничего не сломало.</text:p>
        </text:list-item>
        <text:list-item>
          <text:p text:style-name="P13"><text:soft-page-break/><text:span text:style-name="Strong_20_Emphasis"><text:span text:style-name="T1">План/Патч:</text:span></text:span> Эти пункты нужны <text:span text:style-name="Strong_20_Emphasis"><text:span text:style-name="T1">только если вы выбрали тип промпта "Review + fix"</text:span></text:span>. Здесь вы предоставляете уже готовый, исправленный код. Важно: исправляйте только то, что сломано, не нужно переписывать пол-файла "для красоты"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6:33:52.803694151</meta:creation-date>
    <dc:date>2026-03-07T16:34:50.280130396</dc:date>
    <meta:editing-duration>PT58S</meta:editing-duration>
    <meta:editing-cycles>1</meta:editing-cycles>
    <meta:document-statistic meta:table-count="2" meta:image-count="0" meta:object-count="0" meta:page-count="5" meta:paragraph-count="87" meta:word-count="1162" meta:character-count="8056" meta:non-whitespace-character-count="7013"/>
    <meta:generator>LibreOffice/24.2.7.2$Linux_X86_64 LibreOffice_project/420$Build-2</meta:generator>
  </office:meta>
</office:document-meta>
</file>